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style>
    <style:style style:name="P4" style:family="paragraph" style:parent-style-name="Text_20_body">
      <style:paragraph-properties fo:margin-top="0in" fo:margin-bottom="0in" loext:contextual-spacing="false" fo:line-height="138%" style:writing-mode="lr-tb"/>
      <style:text-properties fo:font-weight="normal"/>
    </style:style>
    <style:style style:name="T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6ad043d-fbec-9e66-6031-075a6f0ab565"/>Arcade game (Pygame)</text:p>
      <text:p text:style-name="P3"><text:a xlink:type="simple" xlink:href="http://programarcadegames.com/" text:style-name="Internet_20_link" text:visited-style-name="Visited_20_Internet_20_Link"><text:span text:style-name="T1">http://programarcadegames.com/</text:span></text:a></text:p>
      <text:p text:style-name="Text_20_body"/>
      <text:p text:style-name="P4"><text:span text:style-name="T2">Our team’s goal is to build an endless run game in which a character graphic jumps over obstacles. We intend to explore how to use the </text:span><text:span text:style-name="T3">random </text:span><text:span text:style-name="T2">package and its objects to create non-deterministic behavior in our game environment. We also expect to use the </text:span><text:span text:style-name="T3">pygame </text:span><text:span text:style-name="T2">library to create the game controller, model and view. Our minimum viable product is a game with a keyboard-controlled character that jumps over a single obstacle. Our stretch goal is to create a class that inherits from the controller class and controls the game using body movements.</text:span></text:p>
      <text:p text:style-name="Text_20_body"/>
      <text:p text:style-name="P1">Learning Goal</text:p>
      <text:p text:style-name="P1">Edwin: Learning how to use the PyGame package to create interactive games. Object-oriented programming as applied to game creation. Fundamentals of computer graphics.</text:p>
      <text:p text:style-name="P1">Enmo: I want to be more comfortable with debugging. Also I want to write interactive program.</text:p>
      <text:p text:style-name="Text_20_body"/>
      <text:p text:style-name="P2">Libraries We Plan to Use</text:p>
      <text:p text:style-name="P1">OpenCV</text:p>
      <text:p text:style-name="P1">NumPy</text:p>
      <text:p text:style-name="P1">Pygame</text:p>
      <text:p text:style-name="P1">Random</text:p>
      <text:p text:style-name="Text_20_body"/>
      <text:p text:style-name="P1">We expect to have made headway in the development of our minimum viable product before Mid-Project Check-In. We expect to have selected the computer graphics for both the gaming environment and character and background music. </text:p>
      <text:p text:style-name="Text_20_body"/>
      <text:p text:style-name="P1">The biggest risk to our being successful on this project is that we may not be able to complete the project before the due date because the team has no experienced programmers and the project proves really daunting for both team member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0:27:18.149662489</meta:creation-date>
    <dc:date>2018-03-06T10:27:45.226887182</dc:date>
    <meta:editing-duration>PT27S</meta:editing-duration>
    <meta:editing-cycles>1</meta:editing-cycles>
    <meta:document-statistic meta:table-count="0" meta:image-count="0" meta:object-count="0" meta:page-count="1" meta:paragraph-count="14" meta:word-count="224" meta:character-count="1379" meta:non-whitespace-character-count="1166"/>
    <meta:generator>LibreOffice/5.1.6.2$Linux_X86_64 LibreOffice_project/10m0$Build-2</meta:generator>
  </office:meta>
</office:document-meta>
</file>